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5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6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0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fa46" style:font-weight-asian="normal" style:font-weight-complex="normal"/>
    </style:style>
    <style:style style:name="T11" style:family="text">
      <style:text-properties officeooo:rsid="0024413c"/>
    </style:style>
    <style:style style:name="T12" style:family="text">
      <style:text-properties officeooo:rsid="0024ed70"/>
    </style:style>
    <style:style style:name="T13" style:family="text">
      <style:text-properties officeooo:rsid="0029fa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1">12</text:span></text:p>
      <text:p text:style-name="P5"/>
      <text:p text:style-name="P4">Тема: <text:span text:style-name="T9">закрепи</text:span><text:span text:style-name="T10">л</text:span><text:span text:style-name="T9"> усвоенные знания, понятия, алгоритмы, основные принципы составления</text:span></text:p>
      <text:p text:style-name="P6">программ, <text:span text:style-name="T12">с использование списковых включений итераторов, генераторов, </text:span>приобр<text:span text:style-name="T13">ёл </text:span>навыки составление программ в IDE</text:p>
      <text:p text:style-name="P6">PyCharm Community.</text:p>
      <text:p text:style-name="P5"/>
      <text:p text:style-name="P3">Постановка задачи.</text:p>
      <text:p text:style-name="P3"/>
      <text:p text:style-name="P9"># В последовательности на n целых чисел умножить элементы до n-1 на элемент n.</text:p>
      <text:p text:style-name="P7"/>
      <text:p text:style-name="P9"/>
      <text:p text:style-name="P9"/>
      <text:p text:style-name="P3"/>
      <text:p text:style-name="P3"/>
      <text:p text:style-name="P3">Текст программы:</text:p>
      <text:p text:style-name="P3"/>
      <text:p text:style-name="P8"><text:span text:style-name="T6">import</text:span> <text:span text:style-name="T3">random</text:span></text:p>
      <text:p text:style-name="P14"/>
      <text:p text:style-name="P7"><text:span text:style-name="T1">el</text:span> <text:span text:style-name="T2">=</text:span> [<text:span text:style-name="T3">random</text:span>.<text:span text:style-name="T1">randint</text:span>(<text:span text:style-name="T7">0</text:span>, <text:span text:style-name="T7">5</text:span>) <text:span text:style-name="T6">for</text:span> <text:span text:style-name="T1">i</text:span> <text:span text:style-name="T6">in</text:span> <text:span text:style-name="T3">range</text:span>(<text:span text:style-name="T7">6</text:span>)]</text:p>
      <text:p text:style-name="P7"><text:span text:style-name="T4">print</text:span>(<text:span text:style-name="T8">f</text:span><text:span text:style-name="T5">'Список чисел для умножения: </text:span><text:span text:style-name="T8">{</text:span><text:span text:style-name="T1">el</text:span><text:span text:style-name="T8">}</text:span><text:span text:style-name="T5">'</text:span>)</text:p>
      <text:p text:style-name="P15"/>
      <text:p text:style-name="P7"><text:span text:style-name="T1">mult</text:span> <text:span text:style-name="T2">=</text:span> [<text:span text:style-name="T1">i</text:span><text:span text:style-name="T2">*</text:span><text:span text:style-name="T1">j</text:span> <text:span text:style-name="T6">for</text:span> <text:span text:style-name="T1">i</text:span>, <text:span text:style-name="T1">j</text:span> <text:span text:style-name="T6">in</text:span> <text:span text:style-name="T3">zip</text:span>(<text:span text:style-name="T1">el</text:span>[:<text:span text:style-name="T2">-</text:span><text:span text:style-name="T7">1</text:span>], <text:span text:style-name="T1">el</text:span>)]</text:p>
      <text:p text:style-name="P7"><text:span text:style-name="T4">print</text:span>(<text:span text:style-name="T8">f</text:span><text:span text:style-name="T5">'Умноженный список: </text:span><text:span text:style-name="T8">{</text:span><text:span text:style-name="T1">mult</text:span><text:span text:style-name="T8">}</text:span><text:span text:style-name="T5">'</text:span>)</text:p>
      <text:p text:style-name="P8"/>
      <text:p text:style-name="P8"/>
      <text:p text:style-name="P10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отокол работы программы:</text:p>
      <text:p text:style-name="P3"/>
      <text:p text:style-name="P5">Список чисел для умножения: [3, 5, 4, 3, 4, 5]</text:p>
      <text:p text:style-name="P5">Введите множитель: 2</text:p>
      <text:p text:style-name="P5">6</text:p>
      <text:p text:style-name="P5">10</text:p>
      <text:p text:style-name="P5">8</text:p>
      <text:p text:style-name="P5">6</text:p>
      <text:p text:style-name="P5">8</text:p>
      <text:p text:style-name="P5">10</text:p>
      <text:p text:style-name="P3"/>
      <text:p text:style-name="P4">Вывод: <text:span text:style-name="T9">в процессе выполнения практического занятия выработал навыки составления</text:span></text:p>
      <text:p text:style-name="P6">программ в IDE PyCharm Community.</text:p>
      <text:p text:style-name="P6"><text:soft-page-break/>Выполн<text:span text:style-name="T13">ил</text:span> разработк<text:span text:style-name="T13">у</text:span> кода, отладк<text:span text:style-name="T13">у</text:span>, тестирование, оптимизаци<text:span text:style-name="T13">ю</text:span> программного кода.</text:p>
      <text:p text:style-name="P6">Готовые программные коды вылож<text:span text:style-name="T13">ил</text:span>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17T15:56:17.612306745</dc:date>
    <meta:editing-duration>PT33M2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127" meta:character-count="895" meta:non-whitespace-character-count="794"/>
  </office:meta>
</office:document-meta>
</file>